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da6e" officeooo:paragraph-rsid="0019da6e"/>
    </style:style>
    <style:style style:name="P2" style:family="paragraph" style:parent-style-name="Standard">
      <style:paragraph-properties fo:text-align="justify" style:justify-single-word="false"/>
      <style:text-properties officeooo:rsid="0019da6e" officeooo:paragraph-rsid="0019da6e"/>
    </style:style>
    <style:style style:name="P3" style:family="paragraph" style:parent-style-name="Standard">
      <style:paragraph-properties fo:text-align="justify" style:justify-single-word="false"/>
      <style:text-properties officeooo:rsid="0019da6e" officeooo:paragraph-rsid="001deb0a"/>
    </style:style>
    <style:style style:name="T1" style:family="text">
      <style:text-properties officeooo:rsid="001ad7bc"/>
    </style:style>
    <style:style style:name="T2" style:family="text">
      <style:text-properties officeooo:rsid="001da192"/>
    </style:style>
    <style:style style:name="T3" style:family="text">
      <style:text-properties officeooo:rsid="001deb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→<text:span text:style-name="T1"> Beispiel:</text:span></text:p>
      <text:p text:style-name="P1"/>
      <text:p text:style-name="P1">import java.util.Scanner;</text:p>
      <text:p text:style-name="P1"/>
      <text:p text:style-name="P1">public class Main{</text:p>
      <text:p text:style-name="P1"/>
      <text:p text:style-name="P1"><text:tab/>public static void main(String[] args){</text:p>
      <text:p text:style-name="P1"/>
      <text:p text:style-name="P1"><text:tab/><text:tab/>String s = "";</text:p>
      <text:p text:style-name="P1"><text:tab/><text:tab/>Scanner scanner = new Scanner(System.in);</text:p>
      <text:p text:style-name="P1"/>
      <text:p text:style-name="P1"><text:tab/><text:tab/>System.out.print("Texteingabe: ");</text:p>
      <text:p text:style-name="P1"><text:tab/><text:tab/>s = scanner.next();</text:p>
      <text:p text:style-name="P1"><text:tab/><text:tab/>System.out.println(s);</text:p>
      <text:p text:style-name="P1"><text:tab/>}</text:p>
      <text:p text:style-name="P1">}</text:p>
      <text:p text:style-name="P1"/>
      <text:p text:style-name="P1">– <text:span text:style-name="T3">System.out → leitet den Bytestrom (z.B. String) aus dem Programm bzw. Prozess heraus z.B. auf die Console.</text:span></text:p>
      <text:p text:style-name="P1"/>
      <text:p text:style-name="P3">–<text:span text:style-name="T3">System.in → in System.in landet der Bytestrom der von außerhalb des Prozesses in den Prozess gelangt, z.B. Zeichen in Console eingeben → Enter drücken → Bytes treffen in System.in ein.</text:span></text:p>
      <text:p text:style-name="P3"><text:tab/>–<text:span text:style-name="T3">scanner.next() wartet bis Bytestrom eintrifft. </text:span></text:p>
      <text:p text:style-name="P3"><text:tab/><text:tab/>– <text:span text:style-name="T3">Zeichen in Terminal eingeben und Enter Drücken→ Zeichen werden als Datenstrom in <text:tab/><text:tab/>den Inputstream des Prozesses geleitet → scanner.next() fängt den Bytestrom ab und gibt <text:tab/><text:tab/>ihn zurück.</text:span></text:p>
      <text:p text:style-name="P3"><text:s/></text:p>
      <text:p text:style-name="P1">– <text:span text:style-name="T1">System.out → out ist eine Instanz der Klasse PrintStream, out ist der Standard Outputstream.</text:span></text:p>
      <text:p text:style-name="P1"><text:tab/><text:tab/><text:tab/><text:tab/><text:span text:style-name="T2">Print ist ein Member von out, also der Instanz von PrintStre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4:57:39.993985654</meta:creation-date>
    <meta:generator>LibreOffice/5.1.6.2$Linux_X86_64 LibreOffice_project/10m0$Build-2</meta:generator>
    <dc:date>2018-09-27T13:49:54.600570939</dc:date>
    <meta:editing-duration>PT6H21M35S</meta:editing-duration>
    <meta:editing-cycles>4</meta:editing-cycles>
    <meta:document-statistic meta:table-count="0" meta:image-count="0" meta:object-count="0" meta:page-count="1" meta:paragraph-count="18" meta:word-count="133" meta:character-count="929" meta:non-whitespace-character-count="785"/>
  </office:meta>
</office:document-meta>
</file>